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ab41b" officeooo:paragraph-rsid="001ab41b"/>
    </style:style>
    <style:style style:name="P2" style:family="paragraph" style:parent-style-name="Header">
      <style:text-properties officeooo:rsid="001ab41b" officeooo:paragraph-rsid="001ab41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b41b" officeooo:paragraph-rsid="001ab41b"/>
    </style:style>
    <style:style style:name="MP2" style:family="paragraph" style:parent-style-name="Footer">
      <style:text-properties officeooo:rsid="001ab41b" officeooo:paragraph-rsid="001ab41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26cm 0.004cm 0.053cm" fo:padding="0.203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26cm 0.004cm 0.053cm" fo:padding="0.203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ARTIFICIAL INTELLIGENCE<text:tab/><text:tab/>LAB ASSIGNMENT 4</text:p>
      </style:header>
      <style:footer>
        <text:p text:style-name="MP2">Name: NAMAN KHATER<text:tab/><text:page-number text:select-page="current">1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01:23:17.189427371</meta:creation-date>
    <dc:date>2022-03-22T01:24:53.550651030</dc:date>
    <meta:editing-duration>PT1M3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2" meta:character-count="84" meta:non-whitespace-character-count="73"/>
  </office:meta>
</office:document-meta>
</file>